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02000000020A7548137.png" manifest:media-type="image/png"/>
  <manifest:file-entry manifest:full-path="Pictures/1000036A00000369000003691C8803B3.svg" manifest:media-type="image/svg+xml"/>
  <manifest:file-entry manifest:full-path="Pictures/1000024E0000036900000369F8C03221.svg" manifest:media-type="image/svg+xml"/>
  <manifest:file-entry manifest:full-path="Pictures/100000010000000B0000000BBE63894B.gif" manifest:media-type="image/gif"/>
  <manifest:file-entry manifest:full-path="Pictures/100000010000002000000020C8F63E73.png" manifest:media-type="image/png"/>
  <manifest:file-entry manifest:full-path="Pictures/100000FE0000036900000369F4D27491.svg" manifest:media-type="image/svg+xml"/>
  <manifest:file-entry manifest:full-path="Pictures/1000000000000280000000A4CA76C28B79DF1856.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5.034cm" style:rel-width="90%" fo:margin-top="0.101cm" fo:margin-bottom="0.499cm" table:align="center" fo:keep-with-next="auto" style:may-break-between-rows="true"/>
    </style:style>
    <style:style style:name="Table4.A" style:family="table-column">
      <style:table-column-properties style:column-width="3.605cm" style:rel-column-width="2044*"/>
    </style:style>
    <style:style style:name="Table4.B" style:family="table-column">
      <style:table-column-properties style:column-width="11.428cm" style:rel-column-width="6479*"/>
    </style:style>
    <style:style style:name="Table4.1" style:family="table-row">
      <style:table-row-properties fo:keep-together="always"/>
    </style:style>
    <style:style style:name="Table4.A1" style:family="table-cell">
      <style:table-cell-properties fo:background-color="#e6e6e6" fo:padding="0.097cm" fo:border-left="none" fo:border-right="none" fo:border-top="0.05pt solid #000000" fo:border-bottom="0.05pt solid #000000">
        <style:background-image/>
      </style:table-cell-properties>
    </style:style>
    <style:style style:name="Table4.A2" style:family="table-cell">
      <style:table-cell-properties style:vertical-align="middle" fo:background-color="transparent" fo:padding="0.097cm" fo:border-left="none" fo:border-right="none" fo:border-top="0.05pt solid #000000" fo:border-bottom="0.05pt solid #000000">
        <style:background-image/>
      </style:table-cell-properties>
    </style:style>
    <style:style style:name="Table4.A3"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4.A5" style:family="table-cell">
      <style:table-cell-properties style:vertical-align="middle" fo:background-color="#ffffff" fo:padding="0.097cm" fo:border-left="none" fo:border-right="none" fo:border-top="none" fo:border-bottom="0.05pt solid #000000">
        <style:background-image/>
      </style:table-cell-properties>
    </style:style>
    <style:style style:name="Table5" style:family="table">
      <style:table-properties style:width="15.034cm" style:rel-width="90%" fo:margin-top="0.3cm" fo:margin-bottom="0.499cm" table:align="center" style:may-break-between-rows="true"/>
    </style:style>
    <style:style style:name="Table5.A" style:family="table-column">
      <style:table-column-properties style:column-width="3.981cm" style:rel-column-width="2257*"/>
    </style:style>
    <style:style style:name="Table5.B" style:family="table-column">
      <style:table-column-properties style:column-width="5.473cm" style:rel-column-width="3103*"/>
    </style:style>
    <style:style style:name="Table5.C" style:family="table-column">
      <style:table-column-properties style:column-width="5.579cm" style:rel-column-width="316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2" style:family="paragraph" style:parent-style-name="Table_20_Contents">
      <style:paragraph-properties fo:text-align="start" style:justify-single-word="false"/>
      <style:text-properties ns42:paragraph-rsid="014da554"/>
    </style:style>
    <style:style style:name="P3" style:family="paragraph" style:parent-style-name="Guide_20_Name">
      <style:text-properties fo:language="en" fo:country="US" ns42:paragraph-rsid="0144c4a9"/>
    </style:style>
    <style:style style:name="P4" style:family="paragraph" style:parent-style-name="Title">
      <style:text-properties fo:language="en" fo:country="US" ns42:paragraph-rsid="0144d7fa"/>
    </style:style>
    <style:style style:name="P5" style:family="paragraph" style:parent-style-name="Subtitle">
      <style:text-properties fo:language="en" fo:country="US" ns42:rsid="0144c4a9" ns42:paragraph-rsid="0144c4a9"/>
    </style:style>
    <style:style style:name="P6" style:family="paragraph" style:parent-style-name="Table_20_Contents">
      <style:text-properties fo:language="en" fo:country="US" ns42:rsid="0126d83a" ns42:paragraph-rsid="014c810d"/>
    </style:style>
    <style:style style:name="P7" style:family="paragraph" style:parent-style-name="Table_20_Contents">
      <style:text-properties fo:language="en" fo:country="US" ns42:rsid="00add28e" ns42:paragraph-rsid="014c810d"/>
    </style:style>
    <style:style style:name="P8" style:family="paragraph" style:parent-style-name="Text_20_body">
      <style:text-properties ns42:paragraph-rsid="0066877d"/>
    </style:style>
    <style:style style:name="P9" style:family="paragraph" style:parent-style-name="Contents_20_1">
      <style:paragraph-properties>
        <style:tab-stops>
          <style:tab-stop style:position="16.702cm" style:type="right" style:leader-style="dotted" style:leader-text="."/>
        </style:tab-stops>
      </style:paragraph-properties>
    </style:style>
    <style:style style:name="P10" style:family="paragraph" style:parent-style-name="Contents_20_2">
      <style:paragraph-properties>
        <style:tab-stops>
          <style:tab-stop style:position="16.173cm" style:type="right" style:leader-style="dotted" style:leader-text="."/>
        </style:tab-stops>
      </style:paragraph-properties>
    </style:style>
    <style:style style:name="P11" style:family="paragraph" style:parent-style-name="Text_20_body">
      <style:text-properties ns42:paragraph-rsid="01104e2c"/>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ns42:rsid="010a65f9" ns42:paragraph-rsid="014da554" style:font-size-asian="10.5pt" style:font-style-asian="normal" style:font-weight-asian="normal" style:font-size-complex="10.5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pt" fo:font-style="normal" fo:text-shadow="none" style:text-underline-style="none" fo:font-weight="normal" ns42:rsid="00d53a3f" ns42:paragraph-rsid="014da554"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Body_20_Text_20_Note">
      <style:text-properties ns42:paragraph-rsid="014da554"/>
    </style:style>
    <style:style style:name="P15" style:family="paragraph" style:parent-style-name="Definition_20_Term">
      <style:text-properties ns42:paragraph-rsid="014da554"/>
    </style:style>
    <style:style style:name="P16" style:family="paragraph" style:parent-style-name="Table_20_Contents">
      <style:text-properties ns42:paragraph-rsid="014da554"/>
    </style:style>
    <style:style style:name="P17" style:family="paragraph" style:parent-style-name="Table_20_Heading">
      <style:text-properties ns42:paragraph-rsid="014da554"/>
    </style:style>
    <style:style style:name="P18" style:family="paragraph" style:parent-style-name="Text_20_body">
      <style:text-properties ns42:paragraph-rsid="014da554"/>
    </style:style>
    <style:style style:name="P19" style:family="paragraph" style:parent-style-name="Text_20_body_20_indent">
      <style:text-properties ns42:paragraph-rsid="014da554"/>
    </style:style>
    <style:style style:name="P20" style:family="paragraph" style:parent-style-name="Table_20_Contents">
      <style:text-properties ns42:paragraph-rsid="014c810d"/>
    </style:style>
    <style:style style:name="P21" style:family="paragraph" style:parent-style-name="Text_20_body">
      <style:text-properties ns42:paragraph-rsid="014c810d"/>
    </style:style>
    <style:style style:name="P22" style:family="paragraph" style:parent-style-name="Table_20_Contents">
      <style:paragraph-properties fo:margin-top="0cm" fo:margin-bottom="0.079cm" style:contextual-spacing="false" fo:orphans="0" fo:widows="0"/>
      <style:text-properties ns42:paragraph-rsid="014c810d"/>
    </style:style>
    <style:style style:name="P23" style:family="paragraph" style:parent-style-name="Table_20_Contents">
      <style:text-properties ns42:rsid="008fda2b" ns42:paragraph-rsid="014c810d"/>
    </style:style>
    <style:style style:name="P24" style:family="paragraph" style:parent-style-name="Table_20_Contents">
      <style:text-properties ns42:rsid="009a84df" ns42:paragraph-rsid="014c810d"/>
    </style:style>
    <style:style style:name="P25" style:family="paragraph" style:parent-style-name="Table_20_Contents">
      <style:paragraph-properties fo:text-align="start" style:justify-single-word="false"/>
      <style:text-properties fo:font-variant="normal" fo:text-transform="none" fo:color="#202124" loext:opacity="100%" style:text-outline="false" style:text-line-through-style="none" style:text-line-through-type="none" style:font-name="Liberation Sans5" fo:font-size="10.5pt" fo:letter-spacing="normal" fo:font-style="normal" fo:text-shadow="none" style:text-underline-style="none" fo:font-weight="normal" ns42:paragraph-rsid="014da554" style:font-size-asian="10.5pt" style:font-style-asian="normal" style:font-weight-asian="normal" style:font-size-complex="10.5pt" style:font-style-complex="normal" style:font-weight-complex="normal" style:text-overline-style="none" style:text-overline-color="font-color"/>
    </style:style>
    <style:style style:name="P26" style:family="paragraph" style:parent-style-name="Heading_20_1_20_First" style:master-page-name="Standard">
      <style:paragraph-properties style:page-number="auto"/>
    </style:style>
    <style:style style:name="P27" style:family="paragraph" style:parent-style-name="New_20_Chapter" style:master-page-name="First_20_Page">
      <style:paragraph-properties style:page-number="auto" fo:break-before="page"/>
      <style:text-properties fo:language="en" fo:country="US" ns42:paragraph-rsid="0144c4a9"/>
    </style:style>
    <style:style style:name="P29" style:family="paragraph" style:parent-style-name="Heading_20_1" style:master-page-name="Front_20_Matter">
      <style:paragraph-properties style:page-number="auto"/>
      <style:text-properties fo:language="en" fo:country="US"/>
    </style:style>
    <style:style style:name="P30" style:family="paragraph" style:parent-style-name="Heading_20_1">
      <style:text-properties ns42:paragraph-rsid="014da554"/>
    </style:style>
    <style:style style:name="P31" style:family="paragraph" style:parent-style-name="Heading_20_2">
      <style:text-properties ns42:paragraph-rsid="014c810d"/>
    </style:style>
    <style:style style:name="P32" style:family="paragraph" style:parent-style-name="Heading_20_2">
      <style:text-properties ns42:paragraph-rsid="014da554"/>
    </style:style>
    <style:style style:name="P33" style:family="paragraph" style:parent-style-name="Heading_20_Note" style:list-style-name="Heading_20_Note"/>
    <style:style style:name="P34" style:family="paragraph" style:parent-style-name="Heading_20_Note" style:list-style-name="Heading_20_Note">
      <style:text-properties ns42:paragraph-rsid="014da554"/>
    </style:style>
    <style:style style:name="P35" style:family="paragraph" style:parent-style-name="Heading_20_Tip" style:list-style-name="Heading_20_Tip">
      <style:text-properties ns42:paragraph-rsid="014da554"/>
    </style:style>
    <style:style style:name="P36" style:family="paragraph" style:parent-style-name="List_20_1" style:list-style-name="List_20_1">
      <style:text-properties ns42:paragraph-rsid="014da554"/>
    </style:style>
    <style:style style:name="P37" style:family="paragraph" style:parent-style-name="List_20_1" style:list-style-name="List_20_1">
      <style:text-properties ns42:paragraph-rsid="0154708f"/>
    </style:style>
    <style:style style:name="P38" style:family="paragraph" style:parent-style-name="List_20_1" style:list-style-name="List_20_1">
      <style:text-properties ns42:rsid="00dfd836" ns42:paragraph-rsid="014da554"/>
    </style:style>
    <style:style style:name="P39" style:family="paragraph" style:parent-style-name="List_20_1" style:list-style-name="List_20_1">
      <style:text-properties ns42:rsid="015308ac" ns42:paragraph-rsid="015308ac"/>
    </style:style>
    <style:style style:name="P40" style:family="paragraph" style:parent-style-name="List_20_1" style:list-style-name="List_20_1">
      <style:text-properties ns42:rsid="0154708f" ns42:paragraph-rsid="0154708f"/>
    </style:style>
    <style:style style:name="P41" style:family="paragraph" style:parent-style-name="List_20_1" style:list-style-name="List_20_1">
      <style:text-properties ns42:rsid="0154708f" ns42:paragraph-rsid="0159539f"/>
    </style:style>
    <style:style style:name="P42" style:family="paragraph" style:parent-style-name="Text_20_body" style:list-style-name="L1">
      <style:text-properties ns42:paragraph-rsid="014da554"/>
    </style:style>
    <style:style style:name="T4" style:family="text">
      <style:text-properties fo:language="en" fo:country="US"/>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27"><draw:frame draw:style-name="fr1" draw:name="LibreOfficeLogo" text:anchor-type="as-char" svg:width="12.959cm" svg:height="3.318cm" draw:z-index="0"><draw:image xlink:href="Pictures/1000000000000280000000A4CA76C28B79DF1856.png" xlink:type="simple" xlink:show="embed" xlink:actuate="onLoad" draw:mime-type="image/png"/><svg:title>LibreOffice Logo</svg:title><svg:desc>LibreOffice Logo</svg:desc></draw:frame></text:p>
        <text:p text:style-name="P3"><text:user-defined style:data-style-name="N0" text:name="Guide Name">Writer Guide</text:user-defined><text:s/><text:user-defined style:data-style-name="N0" text:name="LibreOffice Version">24.2</text:user-defined></text:p>
        <text:p text:style-name="P4"><text:line-break/>Preface</text:p>
        <text:p text:style-name="P5"/>
      </text:section>
      <text:section text:style-name="Sect1" text:name="Section1" text:condition="ooow:book eq 1" text:display="condition">
        <text:h text:style-name="P29" text:outline-level="1"><text:bookmark-start text:name="__RefHeading__5636_1566568644"/>Copyright<text:bookmark-end text:name="__RefHeading__5636_1566568644"/></text:h>
        <text:p text:style-name="P11">This document is Copyright © <text:user-defined style:data-style-name="N0" text:name="Year">2024</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P21"><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table-cell office:value-type="string">
              <text:p text:style-name="P6">Jean Hollis Weber</text:p>
            </table:table-cell>
            <table:table-cell office:value-type="string">
              <text:p text:style-name="P22"/>
            </table:table-cell>
            <table:table-cell office:value-type="string">
              <text:p text:style-name="P7"/>
            </table:table-cell>
          </table:table-row>
        </table:table>
        <text:p text:style-name="P21"><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table-cell table:style-name="Table3.A1" office:value-type="string">
              <text:p text:style-name="P20">Jean Hollis Weber</text:p>
            </table:table-cell>
            <table:table-cell table:style-name="Table3.A1" office:value-type="string">
              <text:p text:style-name="P23">Rafael Lima</text:p>
            </table:table-cell>
            <table:table-cell table:style-name="Table3.A1" office:value-type="string">
              <text:p text:style-name="P24">Kees Kriek</text:p>
            </table:table-cell>
          </table:table-row>
          <table:table-row>
            <table:table-cell table:style-name="Table3.A1" office:value-type="string">
              <text:p text:style-name="P20">Bruce Byfield</text:p>
            </table:table-cell>
            <table:table-cell table:style-name="Table3.A1" office:value-type="string">
              <text:p text:style-name="P20">Gillian Polack</text:p>
            </table:table-cell>
            <table:table-cell table:style-name="Table3.A1" office:value-type="string">
              <text:p text:style-name="P20"/>
            </table:table-cell>
          </table:table-row>
        </table:table>
        <text:h text:style-name="P31" text:outline-level="2"><text:bookmark-start text:name="__RefHeading___Toc4648_402817234"/>Feedback<text:bookmark-end text:name="__RefHeading___Toc4648_402817234"/></text:h>
        <text:p text:style-name="P21">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 </text:p>
        <text:list xml:id="list2862128375" text:style-name="Heading_20_Note">
          <text:list-item>
            <text:p text:style-name="P33">Note</text:p>
          </text:list-item>
        </text:list>
        <text:p text:style-name="Text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8">Published <text:user-defined style:data-style-name="N0" text:name="Month">January</text:user-defined><text:s/><text:user-defined style:data-style-name="N0" text:name="Year">2024</text:user-defined>. Based on LibreOffice <text:user-defined style:data-style-name="N0" text:name="LibreOffice Version">24.2</text:user-defined><text:s/>Community.<text:line-break/>Other versions of LibreOffice may differ in appearance and functionality.</text:p>
        <text:p text:style-name="P8"/>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9"><text:a xlink:type="simple" xlink:href="#__RefHeading__5636_1566568644" text:style-name="Index_20_Link" text:visited-style-name="Index_20_Link">Copyright<text:tab/>2</text:a></text:p>
            <text:p text:style-name="P10"><text:a xlink:type="simple" xlink:href="#__RefHeading__5638_1566568644" text:style-name="Index_20_Link" text:visited-style-name="Index_20_Link">Contributors<text:tab/>2</text:a></text:p>
            <text:p text:style-name="P10"><text:a xlink:type="simple" xlink:href="#__RefHeading___Toc4648_402817234" text:style-name="Index_20_Link" text:visited-style-name="Index_20_Link">Feedback<text:tab/>2</text:a></text:p>
            <text:p text:style-name="P10"><text:a xlink:type="simple" xlink:href="#__RefHeading__5644_1566568644" text:style-name="Index_20_Link" text:visited-style-name="Index_20_Link">Publication date and software version<text:tab/>2</text:a></text:p>
            <text:p text:style-name="P9"><text:a xlink:type="simple" xlink:href="#__RefHeading___Toc1331_4256543436%20Copy%201" text:style-name="Index_20_Link" text:visited-style-name="Index_20_Link">Who is this book for?<text:tab/>4</text:a></text:p>
            <text:p text:style-name="P9"><text:a xlink:type="simple" xlink:href="#__RefHeading___Toc1771_4135320096" text:style-name="Index_20_Link" text:visited-style-name="Index_20_Link">What’s in this book?<text:tab/>4</text:a></text:p>
            <text:p text:style-name="P9"><text:a xlink:type="simple" xlink:href="#__RefHeading___Toc1773_4135320096" text:style-name="Index_20_Link" text:visited-style-name="Index_20_Link">Minimum requirements for using LibreOffice<text:tab/>4</text:a></text:p>
            <text:p text:style-name="P9"><text:a xlink:type="simple" xlink:href="#__RefHeading___Toc7833_133652940" text:style-name="Index_20_Link" text:visited-style-name="Index_20_Link">How to get LibreOffice<text:tab/>4</text:a></text:p>
            <text:p text:style-name="P9"><text:a xlink:type="simple" xlink:href="#__RefHeading___Toc7835_133652940" text:style-name="Index_20_Link" text:visited-style-name="Index_20_Link">Installing LibreOffice<text:tab/>5</text:a></text:p>
            <text:p text:style-name="P9"><text:a xlink:type="simple" xlink:href="#__RefHeading___Toc6767_3904770687" text:style-name="Index_20_Link" text:visited-style-name="Index_20_Link">Setting up and customizing LibreOffice<text:tab/>5</text:a></text:p>
            <text:p text:style-name="P9"><text:a xlink:type="simple" xlink:href="#__RefHeading__3640_1802778174" text:style-name="Index_20_Link" text:visited-style-name="Index_20_Link">Extensions and add-ons<text:tab/>5</text:a></text:p>
            <text:p text:style-name="P9"><text:a xlink:type="simple" xlink:href="#__RefHeading___Toc7837_133652940" text:style-name="Index_20_Link" text:visited-style-name="Index_20_Link">Where to get more help<text:tab/>5</text:a></text:p>
            <text:p text:style-name="P10"><text:a xlink:type="simple" xlink:href="#__RefHeading__22027_697337876" text:style-name="Index_20_Link" text:visited-style-name="Index_20_Link">Help system<text:tab/>5</text:a></text:p>
            <text:p text:style-name="P10"><text:a xlink:type="simple" xlink:href="#__RefHeading___Toc7839_133652940" text:style-name="Index_20_Link" text:visited-style-name="Index_20_Link">Other free online support<text:tab/>6</text:a></text:p>
            <text:p text:style-name="P10"><text:a xlink:type="simple" xlink:href="#__RefHeading___Toc7835_3166819843" text:style-name="Index_20_Link" text:visited-style-name="Index_20_Link">Paid support and training<text:tab/>7</text:a></text:p>
            <text:p text:style-name="P9"><text:a xlink:type="simple" xlink:href="#__RefHeading___Toc1107_1242887009" text:style-name="Index_20_Link" text:visited-style-name="Index_20_Link">What you see may be different<text:tab/>7</text:a></text:p>
            <text:p text:style-name="P10"><text:a xlink:type="simple" xlink:href="#__RefHeading__11257_2075352164" text:style-name="Index_20_Link" text:visited-style-name="Index_20_Link">Illustrations<text:tab/>7</text:a></text:p>
            <text:p text:style-name="P10"><text:a xlink:type="simple" xlink:href="#__RefHeading__7596_641027044" text:style-name="Index_20_Link" text:visited-style-name="Index_20_Link">Icons<text:tab/>7</text:a></text:p>
            <text:p text:style-name="P9"><text:a xlink:type="simple" xlink:href="#__RefHeading__11174_1241987491" text:style-name="Index_20_Link" text:visited-style-name="Index_20_Link">Using LibreOffice on macOS<text:tab/>8</text:a></text:p>
            <text:p text:style-name="P9"><text:a xlink:type="simple" xlink:href="#__RefHeading__11261_2075352164" text:style-name="Index_20_Link" text:visited-style-name="Index_20_Link">Frequently asked questions<text:tab/>8</text:a></text:p>
            <text:p text:style-name="P9"><text:a xlink:type="simple" xlink:href="#__RefHeading___Toc5355_1245425251" text:style-name="Index_20_Link" text:visited-style-name="Index_20_Link">What’s new in LibreOffice Writer 24.2 Community?<text:tab/>9</text:a></text:p>
          </text:index-body>
        </text:table-of-content>
        <text:p text:style-name="P8"/>
      </text:section>
      <text:section text:style-name="Sect1" text:name="SEC_DISPLAYAREA">
        <text:h text:style-name="P26" text:outline-level="1"><text:bookmark-start text:name="__RefHeading___Toc1331_4256543436 Copy 1"/>Who is this book for?<text:bookmark-end text:name="__RefHeading___Toc1331_4256543436 Copy 1"/></text:h>
        <text:p text:style-name="P18">LibreOffice is a feature-rich, free, and open source office suite. It includes several powerful applications for word processing, spreadsheets, presentations, graphics, databases, and formula editing. Writer is the word-processing application. It is compatible with a wide range of document formats including Microsoft Word (.doc, .docx), and you can export your work in several formats including PDF.</text:p>
        <text:p text:style-name="P18">Anyone who wants to get up to speed quickly with Writer will find this book valuable. You may be new to word processing software, or you may be familiar with another office suite.</text:p>
        <text:h text:style-name="P30" text:outline-level="1"><text:bookmark-start text:name="__RefHeading___Toc1771_4135320096"/>What’s in this book?<text:bookmark-end text:name="__RefHeading___Toc1771_4135320096"/></text:h>
        <text:p text:style-name="P18">This book introduces the main features of Writer, the word processor component of LibreOffice, and provides instructions for their use.</text:p>
        <text:h text:style-name="P30" text:outline-level="1"><text:bookmark-start text:name="__RefHeading___Toc1773_4135320096"/>Minimum requirements for using LibreOffice<text:bookmark-end text:name="__RefHeading___Toc1773_4135320096"/></text:h>
        <text:p text:style-name="Body_20_Text_20_List_20_Intro">LibreOffice <text:user-defined style:data-style-name="N0" text:name="LibreOffice Version">24.2</text:user-defined><text:s/>requires one of the following operating systems:</text:p>
        <text:list xml:id="list4226004249" text:style-name="List_20_1">
          <text:list-item>
            <text:p text:style-name="P36">Microsoft Windows: Windows 7 SP1; Windows 8, 10, or 11; Windows Server 2012. Administrator rights are needed for the installation process.</text:p>
          </text:list-item>
          <text:list-item>
            <text:p text:style-name="P36">GNU/Linux: Kernel version 3.10 or higher and glibc2 v2.17 or higher.</text:p>
          </text:list-item>
          <text:list-item>
            <text:p text:style-name="P36">macOS 10.15 (Catalina) or higher.</text:p>
          </text:list-item>
        </text:list>
        <text:p text:style-name="P18">For a detailed list of requirements and operating systems supported, see the LibreOffice website, <text:a xlink:type="simple" xlink:href="https://www.libreoffice.org/get-help/system-requirements/" text:style-name="Internet_20_link" text:visited-style-name="Visited_20_Internet_20_Link">https://www.libreoffice.org/get-help/system-requirements/</text:a>.</text:p>
        <text:list xml:id="list133847384202532" text:continue-list="list2862128375" text:style-name="Heading_20_Note">
          <text:list-item>
            <text:p text:style-name="P34">Note regarding Java</text:p>
          </text:list-item>
        </text:list>
        <text:p text:style-name="P14">Some LibreOffice features (wizards and the HSQLDB database engine) require that the Java Runtime Environment (JRE) or, for macOS, the Java Development Kit (JDK) is installed on your computer. If you do not want to use Java, you can still use nearly all of the LibreOffice features.</text:p>
        <text:p text:style-name="P14">Java is available at no cost. More information and download links to the appropriate edition for your operating system can be found at: <text:a xlink:type="simple" xlink:href="https://java.com/en/download/manual.jsp" text:style-name="Internet_20_link" text:visited-style-name="Visited_20_Internet_20_Link">https://java.com/en/download/manual.jsp</text:a>.</text:p>
        <text:p text:style-name="P14">For macOS, you need to install Oracle’s Java Development Kit (JDK), not just the Java Runtime Environment (JRE). Download links can be found at: <text:a xlink:type="simple" xlink:href="https://www.oracle.com/java/technologies/downloads/" text:style-name="Internet_20_link" text:visited-style-name="Visited_20_Internet_20_Link">https://www.oracle.com/java/technologies/downloads/</text:a>.</text:p>
        <text:p text:style-name="P14">If you want to use LibreOffice features that require Java, it is important that the correct 32-bit or 64-bit edition matches the installed version of LibreOffice. See the Advanced Options in Chapter 2, Setting up LibreOffice.</text:p>
        <text:h text:style-name="P30" text:outline-level="1"><text:bookmark-start text:name="__RefHeading___Toc7833_133652940"/>How to get LibreOffice<text:bookmark-end text:name="__RefHeading___Toc7833_133652940"/></text:h>
        <text:p text:style-name="P18">Versions of LibreOffice Community for Windows, Linux, and macOS are freely available and can be downloaded from <text:a xlink:type="simple" xlink:href="https://www.libreoffice.org/download" text:style-name="Internet_20_link" text:visited-style-name="Visited_20_Internet_20_Link">https://www.libreoffice.org/download</text:a>. Linux users will also find a free version of LibreOffice included by default in the majority of Linux distributions. Windows and macOS users can also buy versions through the Microsoft Store or Apple’s Mac App Store. Portable and other versions of LibreOffice are listed on the download page. Linux, Enterprise, Online, and other versions may differ in appearance and functionality from the descriptions in this book.</text:p>
        <text:h text:style-name="P30" text:outline-level="1"><text:bookmark-start text:name="__RefHeading___Toc7835_133652940"/><text:soft-page-break/>Installing LibreOffice<text:bookmark-end text:name="__RefHeading___Toc7835_133652940"/></text:h>
        <text:p text:style-name="P18">Information on installing and setting up LibreOffice on the various supported operating systems is given here: <text:a xlink:type="simple" xlink:href="https://www.libreoffice.org/get-help/install-howto/" text:style-name="Internet_20_link" text:visited-style-name="Visited_20_Internet_20_Link">https://www.libreoffice.org/get-help/install-howto/</text:a>.</text:p>
        <text:h text:style-name="P30" text:outline-level="1"><text:bookmark-start text:name="__RefHeading___Toc6767_3904770687"/>Setting up and customizing LibreOffice<text:bookmark-end text:name="__RefHeading___Toc6767_3904770687"/></text:h>
        <text:p text:style-name="P18">You can change the default settings (options) in LibreOffice to suit your preferences. To change settings, go to <text:span text:style-name="Strong_20_Emphasis">Tools &gt; Options</text:span> on the Menu bar (<text:span text:style-name="Strong_20_Emphasis">LibreOffice &gt; Preferences</text:span> on macOS). Settings are described in the Help and in the <text:span text:style-name="Emphasis">Getting Started Guide</text:span>. Some settings of particular interest to users of Writer are covered in Chapter 20, Customizing Writer, in this book.</text:p>
        <text:list text:style-name="Heading_20_Tip">
          <text:list-item>
            <text:p text:style-name="P35">Tip</text:p>
          </text:list-item>
        </text:list>
        <text:p text:style-name="P14">Many settings are intended for power users and programmers. If you do not understand what an option does, we recommend leaving it on the default setting unless instructions in this book recommend changing the setting.</text:p>
        <text:p text:style-name="P18">You can customize menus, toolbars, and keyboard shortcuts in LibreOffice, add new menus and toolbars, and assign macros to events. See Chapter 20, Customizing Writer, for details.</text:p>
        <text:h text:style-name="P30" text:outline-level="1"><text:bookmark-start text:name="__RefHeading__3640_1802778174"/>Extensions and add-ons<text:bookmark-end text:name="__RefHeading__3640_1802778174"/></text:h>
        <text:p text:style-name="P18">You can add functionality to LibreOffice with extensions and add-ons. Several extensions are installed with the program and you can get others from the official extensions repository, <text:a xlink:type="simple" xlink:href="https://extensions.libreoffice.org/" text:style-name="Internet_20_link" text:visited-style-name="Visited_20_Internet_20_Link">https://extensions.libreoffice.org/</text:a> and from other sources. See Chapter 20, Customizing Writer, for more information on installing extensions and add-ons.</text:p>
        <text:h text:style-name="P30" text:outline-level="1"><text:bookmark-start text:name="__RefHeading___Toc7837_133652940"/>Where to get more help<text:bookmark-end text:name="__RefHeading___Toc7837_133652940"/></text:h>
        <text:p text:style-name="P18">This book, the other LibreOffice user guides, the Help system, and user support systems assume that you are familiar with your computer and basic functions such as starting a program, opening and saving files.</text:p>
        <text:h text:style-name="P32" text:outline-level="2"><text:bookmark-start text:name="__RefHeading__22027_697337876"/>Help system<text:bookmark-end text:name="__RefHeading__22027_697337876"/></text:h>
        <text:p text:style-name="P18">LibreOffice comes with an extensive online Help system. This is your first line of support. Windows and Linux users can choose to download and install the offline Help for use when not connected to the Internet; the offline Help is installed with the program on macOS.</text:p>
        <text:p text:style-name="P18">To display the Help system, press <text:span text:style-name="Keystroke">F1</text:span> or select <text:span text:style-name="Strong_20_Emphasis">Help &gt; LibreOffice Help</text:span> on the Menu bar. If you do not have the offline help installed on your computer and you are connected to the Internet, your default browser will open the online Help pages on the LibreOffice website.</text:p>
        <text:p text:style-name="P18">The <text:span text:style-name="Strong_20_Emphasis">Help</text:span> menu includes links to other LibreOffice information and support resources. Notice that options marked with a ‡ sign are only accessible if your computer is connected to the Internet.</text:p>
        <text:list text:style-name="L1">
          <text:list-item>
            <text:p text:style-name="P42"><text:span text:style-name="Strong_20_Emphasis">What's This?</text:span> For quick tips when a toolbar is visible, place the mouse pointer over any of the icons to see a small box (“tooltip”) with a brief explanation of the icon’s function. For a more detailed explanation, select <text:span text:style-name="Strong_20_Emphasis">Help &gt; What's This?</text:span> and hold the pointer over the icon. In addition, you can choose whether to activate Extended Tips using <text:span text:style-name="Strong_20_Emphasis">Tools &gt; Options &gt; LibreOffice &gt; General</text:span>. (macOS: <text:span text:style-name="Strong_20_Emphasis">LibreOffice &gt; Preferences &gt; LibreOffice &gt; General</text:span>) on the Menu bar.</text:p>
          </text:list-item>
          <text:list-item>
            <text:p text:style-name="P42"><text:soft-page-break/><text:span text:style-name="Strong_20_Emphasis">User Guides</text:span> <text:span text:style-name="SuperScript">‡</text:span> Opens your default browser at the Documentation page of the LibreOffice website <text:a xlink:type="simple" xlink:href="https://documentation.libreoffice.org/en/" text:style-name="Internet_20_link" text:visited-style-name="Visited_20_Internet_20_Link">https://documentation.libreoffice.org/en/</text:a>. There you will find user guides (to download as free PDFs or buy as printed copies) and other information.</text:p>
          </text:list-item>
          <text:list-item>
            <text:p text:style-name="P42"><text:span text:style-name="Strong_20_Emphasis">Show Tip of the Day</text:span> Opens a small window with a random tip on how to use LibreOffice.</text:p>
          </text:list-item>
          <text:list-item>
            <text:p text:style-name="P42"><text:span text:style-name="Strong_20_Emphasis">Search Commands</text:span> Opens a window where you can type a few letters or the name of a Menu bar command, to quickly find where the command is located. Clicking on a command in the resulting list may open a relevant dialog or have other effects.</text:p>
          </text:list-item>
          <text:list-item>
            <text:p text:style-name="P42"><text:span text:style-name="Strong_20_Emphasis">Get Help Online</text:span> <text:span text:style-name="SuperScript">‡</text:span> Opens your default browser at the Ask LibreOffice<text:span text:style-name="Internet_20_link"> </text:span>forum of questions and answers from the LibreOffice community <text:a xlink:type="simple" xlink:href="https://ask.libreoffice.org/c/english/5" text:style-name="Internet_20_link" text:visited-style-name="Visited_20_Internet_20_Link">https://ask.libreoffice.org/c/english/5</text:a>.</text:p>
          </text:list-item>
          <text:list-item>
            <text:p text:style-name="P42"><text:span text:style-name="Strong_20_Emphasis">Send Feedback</text:span> <text:span text:style-name="SuperScript">‡</text:span><text:span text:style-name="Strong_20_Emphasis"> </text:span>Opens your default browser at the Feedback page of the LibreOffice website <text:a xlink:type="simple" xlink:href="https://www.libreoffice.org/get-help/feedback/" text:style-name="Internet_20_link" text:visited-style-name="Visited_20_Internet_20_Link">https://www.libreoffice.org/get-help/feedback/</text:a>. From there you can report bugs, suggest new features and communicate with others in the LibreOffice community.</text:p>
          </text:list-item>
          <text:list-item>
            <text:p text:style-name="P42"><text:span text:style-name="Strong_20_Emphasis">Restart in Safe Mode</text:span> Opens a dialog where you can restart LibreOffice and reset the software to its default settings.</text:p>
          </text:list-item>
          <text:list-item>
            <text:p text:style-name="P42"><text:span text:style-name="Strong_20_Emphasis">Get Involved</text:span> <text:span text:style-name="SuperScript">‡</text:span> Opens your default browser at the Get Involved page of the LibreOffice website, <text:a xlink:type="simple" xlink:href="https://www.libreoffice.org/community/get-involved/" text:style-name="Internet_20_link" text:visited-style-name="Visited_20_Internet_20_Link">https://www.libreoffice.org/community/get-involved/</text:a>. There you can choose a topic of interest to help improve the program.</text:p>
          </text:list-item>
          <text:list-item>
            <text:p text:style-name="P42"><text:span text:style-name="Strong_20_Emphasis">Donate to LibreOffice</text:span> <text:span text:style-name="SuperScript">‡</text:span> Opens your default browser at the Donation page of the LibreOffice website <text:a xlink:type="simple" xlink:href="https://www.libreoffice.org/donate" text:style-name="Internet_20_link" text:visited-style-name="Visited_20_Internet_20_Link">https://www.libreoffice.org/donate</text:a>.</text:p>
          </text:list-item>
          <text:list-item>
            <text:p text:style-name="P42"><text:span text:style-name="Strong_20_Emphasis">License Information</text:span> Outlines the licenses under which LibreOffice is made available.</text:p>
          </text:list-item>
          <text:list-item>
            <text:p text:style-name="P42"><text:span text:style-name="Strong_20_Emphasis">Check for Updates</text:span> <text:span text:style-name="SuperScript">‡</text:span><text:span text:style-name="Strong_20_Emphasis"> </text:span>Opens a dialog and checks the LibreOffice website for updates to your version of the software.</text:p>
          </text:list-item>
          <text:list-item>
            <text:p text:style-name="P42"><text:span text:style-name="Strong_20_Emphasis">About LibreOffice</text:span> Opens a dialog and displays information about the version of LibreOffice and the operating system you are using. This information will often be requested if you ask the community for help or assistance with the software. (On macOS, this option is found under <text:span text:style-name="Strong_20_Emphasis">LibreOffice</text:span> on the Menu bar.)</text:p>
          </text:list-item>
        </text:list>
        <text:h text:style-name="P32" text:outline-level="2"><text:bookmark-start text:name="__RefHeading___Toc7839_133652940"/>Other free online support<text:bookmark-end text:name="__RefHeading___Toc7839_133652940"/></text:h>
        <text:p text:style-name="P18">The LibreOffice community not only develops software, but provides free, volunteer-based support. See Table <text:sequence-ref text:reference-format="value" text:ref-name="refTable0">1</text:sequence-ref><text:s/>and this web page: <text:a xlink:type="simple" xlink:href="https://www.libreoffice.org/get-help/" text:style-name="Internet_20_link" text:visited-style-name="Visited_20_Internet_20_Link">https://www.libreoffice.org/get-help/</text:a>.</text:p>
        <text:p text:style-name="P18">For comprehensive online support from the community, look at mailing lists and the Ask LibreOffice website, <text:a xlink:type="simple" xlink:href="https://ask.libreoffice.org/c/english/5" text:style-name="Internet_20_link" text:visited-style-name="Visited_20_Internet_20_Link">https://ask.libreoffice.org/c/english/5</text:a>. Other websites run by users also offer free tips and tutorials.</text:p>
        <text:p text:style-name="Caption_20_Table_20_Listing">Table <text:sequence text:ref-name="refTable0" text:name="Table" text:formula="ooow:Table+1" style:num-format="1">1</text:sequence>: Free support for LibreOffice users</text:p>
        <table:table table:name="Table4" table:style-name="Table4">
          <table:table-column table:style-name="Table4.A"/>
          <table:table-column table:style-name="Table4.B"/>
          <table:table-header-rows>
            <table:table-row table:style-name="Table4.1">
              <table:table-cell table:style-name="Table4.A1" table:number-columns-spanned="2" office:value-type="string">
                <text:p text:style-name="P17">Free LibreOffice support</text:p>
              </table:table-cell>
              <table:covered-table-cell/>
            </table:table-row>
          </table:table-header-rows>
          <table:table-row table:style-name="Table4.1">
            <table:table-cell table:style-name="Table4.A2" office:value-type="string">
              <text:p text:style-name="P16">FAQs</text:p>
            </table:table-cell>
            <table:table-cell table:style-name="Table4.A2" office:value-type="string">
              <text:p text:style-name="P16">Answers to frequently asked questions<text:span text:style-name="Internet_20_link"><text:line-break/></text:span><text:a xlink:type="simple" xlink:href="https://wiki.documentfoundation.org/Faq" text:style-name="Internet_20_link" text:visited-style-name="Visited_20_Internet_20_Link"><text:span text:style-name="Internet_20_link">https://wiki.documentfoundation.org/Faq</text:span></text:a></text:p>
            </table:table-cell>
          </table:table-row>
          <table:table-row table:style-name="Table4.1">
            <table:table-cell table:style-name="Table4.A3" office:value-type="string">
              <text:p text:style-name="P16">Mailing lists</text:p>
            </table:table-cell>
            <table:table-cell table:style-name="Table4.A3" office:value-type="string">
              <text:p text:style-name="P16">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able:table-row table:style-name="Table4.1">
            <table:table-cell table:style-name="Table4.A3" office:value-type="string">
              <text:p text:style-name="P13">Questions &amp; Answers and <text:line-break/>Knowledge Base</text:p>
            </table:table-cell>
            <table:table-cell table:style-name="Table4.A3" office:value-type="string">
              <text:p text:style-name="P2">Free community assistance is provided in a question and answer format. Search similar topics or ask a new question in </text:p>
              <text:p text:style-name="P2"><text:a xlink:type="simple" xlink:href="https://ask.libreoffice.org/c/english/5" text:style-name="Internet_20_link" text:visited-style-name="Visited_20_Internet_20_Link">https://ask.libreoffice.org/c/english/5</text:a></text:p>
              <text:p text:style-name="P13">The service is available in several other languages; replace /en/ with de, es, fr, ja, ko, nl, pt, tr, and others in the address above.</text:p>
            </table:table-cell>
          </table:table-row>
          <text:soft-page-break/>
          <table:table-row table:style-name="Table4.1">
            <table:table-cell table:style-name="Table4.A5" office:value-type="string">
              <text:p text:style-name="P16">Native language support</text:p>
            </table:table-cell>
            <table:table-cell table:style-name="Table4.A5" office:value-type="string">
              <text:p text:style-name="P16">The LibreOffice website in various languages<text:line-break/><text:a xlink:type="simple" xlink:href="https://www.libreoffice.org/community/nlc/" text:style-name="Internet_20_link" text:visited-style-name="Visited_20_Internet_20_Link">https://www.libreoffice.org/community/nlc/</text:a></text:p>
              <text:p text:style-name="P16">Mailing lists for native languages<text:line-break/><text:a xlink:type="simple" xlink:href="https://wiki.documentfoundation.org/Local_Mailing_Lists" text:style-name="Internet_20_link" text:visited-style-name="Visited_20_Internet_20_Link">https://wiki.documentfoundation.org/Local_Mailing_Lists</text:a></text:p>
              <text:p text:style-name="P16">Information about social networking<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4.1">
            <table:table-cell table:style-name="Table4.A3" office:value-type="string">
              <text:p text:style-name="P16">Accessibility options</text:p>
            </table:table-cell>
            <table:table-cell table:style-name="Table4.A3" office:value-type="string">
              <text:p text:style-name="P16">Information about available accessibility options. <text:a xlink:type="simple" xlink:href="https://www.libreoffice.org/get-help/accessibility/" text:style-name="Internet_20_link" text:visited-style-name="Visited_20_Internet_20_Link">https://www.libreoffice.org/get-help/accessibility/</text:a></text:p>
            </table:table-cell>
          </table:table-row>
        </table:table>
        <text:h text:style-name="P32" text:outline-level="2"><text:bookmark-start text:name="__RefHeading___Toc7835_3166819843"/>Paid support and training<text:bookmark-end text:name="__RefHeading___Toc7835_3166819843"/></text:h>
        <text:p text:style-name="P18"><text:bookmark-start text:name="__RefHeading__11255_20753521641"/>You can also pay for support through service contracts from a vendor or consulting firm specializing in LibreOffice. For information about certified professional support, see The Document Foundation’s website: <text:a xlink:type="simple" xlink:href="https://www.documentfoundation.org/professional-support/" text:style-name="Internet_20_link" text:visited-style-name="Visited_20_Internet_20_Link">https://www.documentfoundation.org/professional-support/</text:a>.<text:bookmark-end text:name="__RefHeading__11255_20753521641"/></text:p>
        <text:p text:style-name="P18">For schools, educational and research institutions, and large organizations, see <text:a xlink:type="simple" xlink:href="https://www.libreoffice.org/download/libreoffice-in-business/" text:style-name="Internet_20_link" text:visited-style-name="Visited_20_Internet_20_Link">https://www.libreoffice.org/download/libreoffice-in-business/</text:a>.</text:p>
        <text:h text:style-name="P30" text:outline-level="1"><text:bookmark-start text:name="__RefHeading___Toc1107_1242887009"/>What you see may be different<text:bookmark-end text:name="__RefHeading___Toc1107_1242887009"/></text:h>
        <text:h text:style-name="P32" text:outline-level="2"><text:bookmark-start text:name="__RefHeading__11257_2075352164"/>Illustrations<text:bookmark-end text:name="__RefHeading__11257_2075352164"/></text:h>
        <text:p text:style-name="P18">LibreOffice runs on Windows, Linux, and macOS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p text:style-name="P18">Also, some of the dialogs may be different because of the settings selected in LibreOffice. You can either use dialogs from your computer’s operating system or from LibreOffice. The differences affect mainly Open, Save, and Print dialogs. To change which dialogs are used, go to <text:span text:style-name="Strong_20_Emphasis">Tools &gt; Options &gt; LibreOffice &gt; General</text:span> (macOS: <text:span text:style-name="Strong_20_Emphasis">LibreOffice &gt; Preferences &gt; LibreOffice &gt; General</text:span>) and select or deselect the option <text:span text:style-name="Strong_20_Emphasis">Use LibreOffice dialogs</text:span>.</text:p>
        <text:h text:style-name="P32" text:outline-level="2"><text:bookmark-start text:name="__RefHeading__7596_641027044"/>Icons<text:bookmark-end text:name="__RefHeading__7596_641027044"/></text:h>
        <text:p text:style-name="P18">The LibreOffice community has created icons for several icon sets: Breeze, Colibre, Elementary, Karasa Jaga, Sifr, and Sukapura; some are also available in a dark version. As a user, you can can select <text:bookmark text:name="result_box10"/>your preferred set. The icons in this guide have been taken from a variety of LibreOffice installations that use different sets of icons. The icons for some of the many tools available in LibreOffice may differ from the ones used in this guide.</text:p>
        <text:p text:style-name="P18">To change the icon set used, go to <text:span text:style-name="Strong_20_Emphasis">Tools &gt; Options &gt; LibreOffice &gt; View</text:span>. In the <text:span text:style-name="Emphasis">Icon Theme</text:span> section, choose from the drop-down list.</text:p>
        <text:list text:continue-list="list133847384202532" text:style-name="Heading_20_Note">
          <text:list-item>
            <text:p text:style-name="P34">Note</text:p>
          </text:list-item>
        </text:list>
        <text:p text:style-name="P14">Some Linux distributions include LibreOffice as part of the installation and may not include all the icon sets mentioned above. You should be able to download other icon sets from the software repository for your Linux distribution.</text:p>
        <text:p text:style-name="P14">The Galaxy, Oxygen, and Tango icon sets are no longer included as part of the standard installation package for Windows, macOS, or Linux. You can download and install them as extensions from <text:a xlink:type="simple" xlink:href="https://extensions.libreoffice.org/" text:style-name="Internet_20_link" text:visited-style-name="Visited_20_Internet_20_Link">https://extensions.libreoffice.org/</text:a>.</text:p>
        <text:list text:continue-numbering="true" text:style-name="Heading_20_Note">
          <text:list-item>
            <text:p text:style-name="P34"><text:soft-page-break/>Note</text:p>
          </text:list-item>
        </text:list>
        <text:p text:style-name="P14">Some of the previously included gallery sets are now available only as extensions. For example, the People Gallery is available from <text:a xlink:type="simple" xlink:href="https://extensions.libreoffice.org/en/extensions/show/people-gallery" text:style-name="Internet_20_link" text:visited-style-name="Visited_20_Internet_20_Link">https://extensions.libreoffice.org/en/extensions/show/people-gallery</text:a> </text:p>
        <text:h text:style-name="P30" text:outline-level="1"><text:bookmark-start text:name="__RefHeading__11174_1241987491"/>Using LibreOffice on macOS<text:bookmark-end text:name="__RefHeading__11174_1241987491"/></text:h>
        <text:p text:style-name="P18">Some keystrokes and menu items are different on macOS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or Linux</text:p>
            </table:table-cell>
            <table:table-cell table:style-name="Table5.A1" office:value-type="string">
              <text:p text:style-name="P17">macOS equivalent</text:p>
            </table:table-cell>
            <table:table-cell table:style-name="Table5.A1" office:value-type="string">
              <text:p text:style-name="P17">Effect</text:p>
            </table:table-cell>
          </table:table-row>
          <table:table-row table:style-name="Table5.1">
            <table:table-cell table:style-name="Table5.A2" office:value-type="string">
              <text:p text:style-name="P16"><text:span text:style-name="Strong_20_Emphasis">Tools &gt; Options</text:span> <text:line-break/>menu selection</text:p>
            </table:table-cell>
            <table:table-cell table:style-name="Table5.A2" office:value-type="string">
              <text:p text:style-name="P16"><text:span text:style-name="Strong_20_Emphasis">LibreOffice &gt; Preferences</text:span></text:p>
            </table:table-cell>
            <table:table-cell table:style-name="Table5.A2" office:value-type="string">
              <text:p text:style-name="P16">Access setup options</text:p>
            </table:table-cell>
          </table:table-row>
          <table:table-row table:style-name="Table5.1">
            <table:table-cell table:style-name="Table5.A2" office:value-type="string">
              <text:p text:style-name="P16">Right-click</text:p>
            </table:table-cell>
            <table:table-cell table:style-name="Table5.A2" office:value-type="string">
              <text:p text:style-name="P16">Control+click and/or right-click depending on computer setup</text:p>
            </table:table-cell>
            <table:table-cell table:style-name="Table5.A2" office:value-type="string">
              <text:p text:style-name="P16">Opens a context menu</text:p>
            </table:table-cell>
          </table:table-row>
          <table:table-row table:style-name="Table5.1">
            <table:table-cell table:style-name="Table5.A2" office:value-type="string">
              <text:p text:style-name="P16"><text:span text:style-name="Keystroke">Ctrl</text:span> (<text:span text:style-name="Keystroke">Control</text:span>)</text:p>
            </table:table-cell>
            <table:table-cell table:style-name="Table5.A2" office:value-type="string">
              <text:p text:style-name="P16">⌘ (<text:span text:style-name="Keystroke">Command</text:span>)</text:p>
            </table:table-cell>
            <table:table-cell table:style-name="Table5.A2" office:value-type="string">
              <text:p text:style-name="P16">Used with other keys</text:p>
            </table:table-cell>
          </table:table-row>
          <table:table-row table:style-name="Table5.1">
            <table:table-cell table:style-name="Table5.A2" office:value-type="string">
              <text:p text:style-name="P12"><text:span text:style-name="Keystroke">Alt</text:span></text:p>
            </table:table-cell>
            <table:table-cell table:style-name="Table5.A2" office:value-type="string">
              <text:p text:style-name="P25">⌥ (Option) or <text:span text:style-name="Keystroke">Alt</text:span>, depending on keyboard</text:p>
            </table:table-cell>
            <table:table-cell table:style-name="Table5.A2" office:value-type="string">
              <text:p text:style-name="P12">Used with other keys</text:p>
            </table:table-cell>
          </table:table-row>
          <table:table-row table:style-name="Table5.1">
            <table:table-cell table:style-name="Table5.A2" office:value-type="string">
              <text:p text:style-name="P16"><text:span text:style-name="Keystroke">F11</text:span></text:p>
            </table:table-cell>
            <table:table-cell table:style-name="Table5.A2" office:value-type="string">
              <text:p text:style-name="P16">⌘+<text:span text:style-name="Keystroke">T</text:span></text:p>
            </table:table-cell>
            <table:table-cell table:style-name="Table5.A2" office:value-type="string">
              <text:p text:style-name="P16">Open Styles deck in Sidebar</text:p>
            </table:table-cell>
          </table:table-row>
        </table:table>
        <text:h text:style-name="P30" text:outline-level="1"><text:bookmark-start text:name="__RefHeading__11261_2075352164"/>Frequently asked questions<text:bookmark-end text:name="__RefHeading__11261_2075352164"/></text:h>
        <text:p text:style-name="P15"><text:reference-mark-start text:name="How is OOo licensed?"/>How is LibreOffice licensed?<text:reference-mark-end text:name="How is OOo licensed?"/></text:p>
        <text:p text:style-name="P19">LibreOffice is distributed under <text:alphabetical-index-mark text:string-value="Open Source Initiative (OSI)"/>the Open Source Initiative (OSI) approved Mozilla Public License (MPL). See <text:a xlink:type="simple" xlink:href="https://www.libreoffice.org/about-us/licenses/" text:style-name="Internet_20_link" text:visited-style-name="Visited_20_Internet_20_Link">https://www.libreoffice.org/about-us/licenses/</text:a> </text:p>
        <text:p text:style-name="P19">It is based on code from Apache OpenOffice made available under the Apache License 2.0 but also includes software that differs from version to version under a variety of other Open Source licenses. New code is available under LGPL 3.0 and MPL 2.0.</text:p>
        <text:p text:style-name="P15">May I distribute LibreOffice to anyone? May I sell it? May I use it in my business?</text:p>
        <text:p text:style-name="P19">Yes.</text:p>
        <text:p text:style-name="P15">How many computers may I install it on?</text:p>
        <text:p text:style-name="P19">As many as you like.</text:p>
        <text:p text:style-name="P15">Do I need Java to run LibreOffice?</text:p>
        <text:p text:style-name="P19">The Java JDK/JRE is only required for some features, including the HSQLDB relational database engine. See “<text:bookmark-ref text:reference-format="text" text:ref-name="__RefHeading___Toc1773_4135320096">Minimum requirements for using LibreOffice</text:bookmark-ref>” on page <text:bookmark-ref text:reference-format="page" text:ref-name="__RefHeading___Toc1773_4135320096">4</text:bookmark-ref>.</text:p>
        <text:p text:style-name="P15">How can I contribute to LibreOffice?</text:p>
        <text:p text:style-name="P19">You can help with the development and user support of LibreOffice in many ways, and you do not need to be a programmer. To start, check out this web page: <text:a xlink:type="simple" xlink:href="https://www.libreoffice.org/community/get-involved/" text:style-name="Internet_20_link" text:visited-style-name="Visited_20_Internet_20_Link">https://www.libreoffice.org/community/get-involved/</text:a>.</text:p>
        <text:p text:style-name="P15">May I distribute the PDF of this book, or print and sell copies?</text:p>
        <text:p text:style-name="P19">Yes, as long as you meet the requirements of one of the licenses in the copyright statement at the beginning of this book. You do not have to request special permission. We request that you share with the project some of the profits you make from sales of books, in consideration of all the work we have put into producing them. Visit <text:a xlink:type="simple" xlink:href="https://www.libreoffice.org/donate/" text:style-name="Internet_20_link" text:visited-style-name="Visited_20_Internet_20_Link">https://www.libreoffice.org/donate/</text:a> for instructions on how to donate to LibreOffice.</text:p>
        <text:h text:style-name="P30" text:outline-level="1"><text:bookmark-start text:name="__RefHeading___Toc5355_1245425251"/><text:soft-page-break/>What’s new in LibreOffice Writer <text:user-defined style:data-style-name="N0" text:name="LibreOffice Version">24.2</text:user-defined><text:s/>Community?<text:bookmark-end text:name="__RefHeading___Toc5355_1245425251"/></text:h>
        <text:p text:style-name="P18">This book has been updated from <text:span text:style-name="Emphasis">LibreOffice 7.6 Writer Guide</text:span>. It covers some of the changes that are visible in the LibreOffice Writer user interface, including:</text:p>
        <text:list text:continue-list="list4226004249" text:style-name="List_20_1">
          <text:list-item>
            <text:p text:style-name="P38">Comments can now use styles</text:p>
          </text:list-item>
          <text:list-item>
            <text:p text:style-name="P39">New features in the Navigator</text:p>
          </text:list-item>
          <text:list-item>
            <text:p text:style-name="P39">Save with password dialog now has a password strength meter</text:p>
          </text:list-item>
          <text:list-item>
            <text:p text:style-name="P39">Insert Special Characters dropdown now shows a character description</text:p>
          </text:list-item>
          <text:list-item>
            <text:p text:style-name="P39">Improved support for multi-page floating tables</text:p>
          </text:list-item>
          <text:list-item>
            <text:p text:style-name="P39">“Legal” ordered list numbering: make a given list level use Arabic numbering for all its numeric portions</text:p>
          </text:list-item>
          <text:list-item>
            <text:p text:style-name="P40">Miscellaneous changes in the names of some fields and buttons</text:p>
          </text:list-item>
          <text:list-item>
            <text:p text:style-name="P40">And more; see the Release Notes</text:p>
          </text:list-item>
        </text:list>
        <text:p text:style-name="Text_20_body">LibreOffice <text:user-defined style:data-style-name="N0" text:name="LibreOffice Version">24.2</text:user-defined><text:s/>Community also includes many other changes, including:</text:p>
        <text:list text:continue-numbering="true" text:style-name="List_20_1">
          <text:list-item>
            <text:p text:style-name="P41">New password-based ODF encryption that hides metadata better and is more resistant to tampering</text:p>
          </text:list-item>
          <text:list-item>
            <text:p text:style-name="P40">Clarification of macro security options to make it clear exactly what is allowed and what is not</text:p>
          </text:list-item>
          <text:list-item>
            <text:p text:style-name="P40">Accessibility improvements</text:p>
          </text:list-item>
          <text:list-item>
            <text:p text:style-name="P37">Improvements in interoperability with Microsoft’s proprietary file formats</text:p>
          </text:list-item>
        </text:list>
        <text:p text:style-name="P18">Release Notes are here: <text:a xlink:type="simple" xlink:href="https://wiki.documentfoundation.org/ReleaseNotes/24.2" text:style-name="Internet_20_link" text:visited-style-name="Visited_20_Internet_20_Link">https://wiki.documentfoundation.org/ReleaseNotes/24.2</text:a> </text:p>
        <text:p text:style-name="P18"><text:bookmark-start text:name="__RefHeading___Toc1331_4256543436"/><text:bookmark-end text:name="__RefHeading___Toc1331_4256543436"/><text:span text:style-name="T4"/></text:p>
      </text:section>
      <text:p text:style-name="Text_20_body"/>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5"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7c3c"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center"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5"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007c3c" style:shadow="none" fo:keep-with-next="always"/>
      <style:text-properties fo:color="#007c3c" loext:opacity="100%"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007c3c"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Body_20_Text_2c_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5"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Body_20_Text_2c__20_Indented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Body_20_Text_2c__20_Indented_20_2" style:display-name="Body Text, Indented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5" fo:font-family="'Liberation Sans'" style:font-style-name="Regular" style:font-family-generic="swiss" style:font-pitch="variable" fo:font-size="10pt" ns42: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5"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Body_20_Text_20_Note" style:display-name="Body 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Body_20_Text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mment" style:family="paragraph" style:parent-style-name="Standard" style:class="extra">
      <style:text-properties fo:font-size="10pt" style:font-size-asian="10pt" style:font-size-complex="10pt"/>
    </style:style>
    <style:style style:name="Heading_20_1_20_First" style:display-name="Heading 1 First" style:family="paragraph" style:parent-style-name="Heading_20_1" style:next-style-name="Text_20_body" style:default-outline-level="1" style:list-style-name="" style:master-page-name="Standard">
      <style:paragraph-properties style:page-number="auto" fo:break-before="auto" fo:break-after="auto"/>
    </style:style>
    <style:style style:name="Numbering_20_Symbols" style:display-name="Numbering Symbols" style:family="text">
      <style:text-properties style:font-name="Liberation Sans5"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5"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5"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Footnote_20_anchor" style:display-name="Footnote anchor" style:family="text">
      <style:text-properties style:text-position="super 58%"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5" fo:font-family="'Liberation Sans'" style:font-style-name="Regular" style:font-family-generic="swiss" style:font-pitch="variable"/>
    </style:style>
    <style:style style:name="Endnote_20_Symbol" style:display-name="Endnote Symbol" style:family="text">
      <style:text-properties style:font-name="Liberation Sans5" fo:font-family="'Liberation Sans'" style:font-style-name="Regular" style:font-family-generic="swiss" style:font-pitch="variable"/>
    </style:style>
    <style:style style:name="Footnote_20_Symbol" style:display-name="Footnote Symbol"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5" fo:font-family="'Liberation Sans'" style:font-style-name="Regular" style:font-family-generic="swiss" style:font-pitch="variable"/>
    </style:style>
    <style:style style:name="Vertical_20_Numbering_20_Symbols" style:display-name="Vertical Numbering Symbols" style:family="text">
      <style:text-properties style:font-name="Liberation Sans5"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5"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MCode" style:family="text">
      <style:text-properties fo:color="#000000" loext:opacity="100%" style:font-name="Liberation Mono2" fo:font-family="'Liberation Mono'" style:font-style-name="Regular" style:font-family-generic="modern" style:font-pitch="fixed" fo:font-size="10pt" fo:letter-spacing="-0.018cm" fo:background-color="transparent"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ch2_5f_libreoffice" style:display-name="ch2_libreoffice" style:family="text" style:parent-style-name="Code">
      <style:text-properties fo:color="#000080" loext:opacity="100%"/>
    </style:style>
    <style:style style:name="ch2_5f_libreoffice.Comment" style:display-name="ch2_libreoffice.Comment" style:family="text" style:parent-style-name="ch2_5f_libreoffice">
      <style:text-properties fo:color="#808080" loext:opacity="100%"/>
    </style:style>
    <style:style style:name="ch2_5f_libreoffice.Keyword" style:display-name="ch2_libreoffice.Keyword" style:family="text" style:parent-style-name="ch2_5f_libreoffice"/>
    <style:style style:name="ch2_5f_libreoffice.Keyword.Type" style:display-name="ch2_libreoffice.Keyword.Type" style:family="text" style:parent-style-name="ch2_5f_libreoffice.Keyword"/>
    <style:style style:name="ch2_5f_libreoffice.Literal" style:display-name="ch2_libreoffice.Literal" style:family="text" style:parent-style-name="ch2_5f_libreoffice">
      <style:text-properties fo:color="#ff0000" loext:opacity="100%"/>
    </style:style>
    <style:style style:name="ch2_5f_libreoffice.Literal.Number" style:display-name="ch2_libreoffice.Literal.Number" style:family="text" style:parent-style-name="ch2_5f_libreoffice.Literal"/>
    <style:style style:name="ch2_5f_libreoffice.Literal.Number.Integer" style:display-name="ch2_libreoffice.Literal.Number.Integer" style:family="text" style:parent-style-name="ch2_5f_libreoffice.Literal.Number"/>
    <style:style style:name="ch2_5f_libreoffice.Literal.String" style:display-name="ch2_libreoffice.Literal.String" style:family="text" style:parent-style-name="ch2_5f_libreoffice.Literal"/>
    <style:style style:name="ch2_5f_libreoffice.Name" style:display-name="ch2_libreoffice.Name" style:family="text" style:parent-style-name="ch2_5f_libreoffice">
      <style:text-properties fo:color="#008000" loext:opacity="100%"/>
    </style:style>
    <style:style style:name="ch2_5f_libreoffice.Name.Function" style:display-name="ch2_libreoffice.Name.Function" style:family="text" style:parent-style-name="ch2_5f_libreoffice.Name"/>
    <style:style style:name="ch2_5f_libreoffice.Operator" style:display-name="ch2_libreoffice.Operator" style:family="text" style:parent-style-name="ch2_5f_libreoffice"/>
    <style:style style:name="ch2_5f_libreoffice.Operator.Word" style:display-name="ch2_libreoffice.Operator.Word" style:family="text" style:parent-style-name="ch2_5f_libreoffice.Operator"/>
    <style:style style:name="ch2_5f_libreoffice.Punctuation" style:display-name="ch2_libreoffice.Punctuation" style:family="text" style:parent-style-name="ch2_5f_libreoffice"/>
    <style:style style:name="ch2_5f_libreoffice.Text" style:display-name="ch2_libreoffice.Text" style:family="text" style:parent-style-name="ch2_5f_libreoffice"/>
    <style:style style:name="ch2_5f_libreoffice.Text.Whitespace" style:display-name="ch2_libreoffice.Text.Whitespace" style:family="text" style:parent-style-name="ch2_5f_libreoffice.Text"/>
    <style:style style:name="SuperScript" style:family="text" style:parent-style-name="Strong_20_Emphasis">
      <style:text-properties style:text-position="super 60%" style:font-name="Liberation Sans1" fo:font-family="'Liberation Sans'" style:font-style-name="Bold" style:font-family-generic="swiss" style:font-pitch="variable" fo:font-size="11pt" fo:font-weight="bold" ns42:rsid="012ae953" style:font-name-asian="Liberation Sans4" style:font-family-asian="'Liberation Sans'" style:font-style-name-asian="Regular" style:font-family-generic-asian="swiss" style:font-size-asian="10.5pt" style:font-weight-asian="bold" style:font-name-complex="Liberation Sans4" style:font-family-complex="'Liberation Sans'" style:font-style-name-complex="Regular" style:font-family-generic-complex="swiss"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4D274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1C8803B3.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F8C0322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7">
      <number:year number:style="long"/>
    </number:date-style>
    <number:currency-style style:name="N11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9P0"/>
    </number:currency-style>
    <number:currency-style style:name="N12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1P0"/>
    </number:currency-style>
    <number:date-style style:name="N12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4P0" style:volatile="true">
      <number:currency-symbol number:language="la" number:country="VA">€</number:currency-symbol>
      <number:text> </number:text>
      <number:number number:decimal-places="0" number:min-decimal-places="0" number:min-integer-digits="1" number:grouping="true"/>
    </number:currency-style>
    <number:currency-style style:name="N12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4P0"/>
    </number:currency-style>
    <number:date-style style:name="N125">
      <number:day number:calendar="jewish"/>
      <number:text> </number:text>
      <number:month number:calendar="jewish" number:style="long" number:textual="true"/>
    </number:date-style>
    <number:currency-style style:name="N126P0" style:volatile="true">
      <number:currency-symbol number:language="la" number:country="VA">€</number:currency-symbol>
      <number:text> </number:text>
      <number:number number:decimal-places="0" number:min-decimal-places="0" number:min-integer-digits="1" number:grouping="true"/>
    </number:currency-style>
    <number:currency-style style:name="N126">
      <number:text>-</number:text>
      <number:currency-symbol number:language="la" number:country="VA">€</number:currency-symbol>
      <number:text> </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8P0"/>
    </number:currency-style>
    <number:currency-style style:name="N130P0" style:volatile="true">
      <number:currency-symbol number:language="en" number:country="US">$</number:currency-symbol>
      <number:number number:decimal-places="0" number:min-decimal-places="0" number:min-integer-digits="1" number:grouping="true"/>
    </number:currency-style>
    <number:currency-style style:name="N130">
      <number:text>-</number:text>
      <number:currency-symbol number:language="en" number:country="US">$</number:currency-symbol>
      <number:number number:decimal-places="0" number:min-decimal-places="0" number:min-integer-digits="1" number:grouping="true"/>
      <style:map style:condition="value()&gt;=0" style:apply-style-name="N130P0"/>
    </number:currency-style>
    <number:date-style style:name="N131">
      <number:month number:calendar="jewish" number:style="long" number:textual="true"/>
      <number:text> </number:text>
      <number:year number:calendar="jewish" number:style="long"/>
    </number:date-style>
    <number:currency-style style:name="N133P0" style:volatile="true">
      <number:currency-symbol number:language="nl" number:country="NL">fl</number:currency-symbol>
      <number:text> </number:text>
      <number:number number:decimal-places="0" number:min-decimal-places="0" number:min-integer-digits="1" number:grouping="true"/>
    </number:currency-style>
    <number:currency-style style:name="N13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3P0"/>
    </number:currency-style>
    <number:currency-style style:name="N135P0" style:volatile="true">
      <number:currency-symbol number:language="bvx" number:country="CG">CFA</number:currency-symbol>
      <number:text> </number:text>
      <number:number number:decimal-places="0" number:min-decimal-places="0" number:min-integer-digits="1" number:grouping="true"/>
    </number:currency-style>
    <number:currency-style style:name="N135">
      <number:currency-symbol number:language="bvx" number:country="CG">CFA</number:currency-symbol>
      <number:text>-</number:text>
      <number:number number:decimal-places="0" number:min-decimal-places="0" number:min-integer-digits="1" number:grouping="true"/>
      <style:map style:condition="value()&gt;=0" style:apply-style-name="N135P0"/>
    </number:currency-style>
    <number:currency-style style:name="N13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3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37P0"/>
    </number:currency-style>
    <number:date-style style:name="N138">
      <number:month number:calendar="jewish" number:style="long" number:textual="true"/>
      <number:text> </number:text>
      <number:day number:calendar="jewish"/>
    </number:date-style>
    <number:currency-style style:name="N140P0" style:volatile="true">
      <number:currency-symbol number:language="en" number:country="US">$</number:currency-symbol>
      <number:number number:decimal-places="2" number:min-decimal-places="0" number:decimal-replacement="--" number:min-integer-digits="1" number:grouping="true"/>
    </number:currency-style>
    <number:currency-style style:name="N14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40P0"/>
    </number:currency-style>
    <number:currency-style style:name="N142P0" style:volatile="true">
      <number:currency-symbol number:language="nl" number:country="NL">fl</number:currency-symbol>
      <number:text> </number:text>
      <number:number number:decimal-places="2" number:min-decimal-places="2" number:min-integer-digits="1" number:grouping="true"/>
    </number:currency-style>
    <number:currency-style style:name="N14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42P0"/>
    </number:currency-style>
    <number:currency-style style:name="N144P0" style:volatile="true">
      <number:currency-symbol number:language="en" number:country="US">$</number:currency-symbol>
      <number:number number:decimal-places="2" number:min-decimal-places="2" number:min-integer-digits="1" number:grouping="true"/>
    </number:currency-style>
    <number:currency-style style:name="N14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4P0"/>
    </number:currency-style>
    <number:currency-style style:name="N145P0" style:volatile="true">
      <number:currency-symbol number:language="nl" number:country="NL">fl</number:currency-symbol>
      <number:text> </number:text>
      <number:number number:decimal-places="0" number:min-decimal-places="0" number:min-integer-digits="1" number:grouping="true"/>
    </number:currency-style>
    <number:currency-style style:name="N145">
      <number:currency-symbol number:language="nl" number:country="NL">fl</number:currency-symbol>
      <number:text> </number:text>
      <number:number number:decimal-places="0" number:min-decimal-places="0" number:min-integer-digits="1" number:grouping="true"/>
      <number:text>-</number:text>
      <style:map style:condition="value()&gt;=0" style:apply-style-name="N145P0"/>
    </number:currency-style>
    <number:currency-style style:name="N146P0" style:volatile="true">
      <number:currency-symbol number:language="en" number:country="US">$</number:currency-symbol>
      <number:number number:decimal-places="2" number:min-decimal-places="2" number:min-integer-digits="1" number:grouping="true"/>
    </number:currency-style>
    <number:currency-style style:name="N146">
      <number:text>-</number:text>
      <number:currency-symbol number:language="en" number:country="US">$</number:currency-symbol>
      <number:number number:decimal-places="2" number:min-decimal-places="2" number:min-integer-digits="1" number:grouping="true"/>
      <style:map style:condition="value()&gt;=0" style:apply-style-name="N146P0"/>
    </number:currency-style>
    <number:currency-style style:name="N147P0" style:volatile="true">
      <number:currency-symbol number:language="bvx" number:country="CG">CFA</number:currency-symbol>
      <number:text> </number:text>
      <number:number number:decimal-places="0" number:min-decimal-places="0" number:min-integer-digits="1" number:grouping="true"/>
    </number:currency-style>
    <number:currency-style style:name="N14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47P0"/>
    </number:currency-style>
    <number:date-style style:name="N148">
      <number:month number:calendar="jewish" number:style="long" number:textual="true"/>
    </number:date-style>
    <number:date-style style:name="N14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51P0" style:volatile="true">
      <number:currency-symbol number:language="bvx" number:country="CG">CFA</number:currency-symbol>
      <number:text> </number:text>
      <number:number number:decimal-places="2" number:min-decimal-places="2" number:min-integer-digits="1" number:grouping="true"/>
    </number:currency-style>
    <number:currency-style style:name="N151">
      <number:currency-symbol number:language="bvx" number:country="CG">CFA</number:currency-symbol>
      <number:text>-</number:text>
      <number:number number:decimal-places="2" number:min-decimal-places="2" number:min-integer-digits="1" number:grouping="true"/>
      <style:map style:condition="value()&gt;=0" style:apply-style-name="N151P0"/>
    </number:currency-style>
    <number:date-style style:name="N152">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53P0" style:volatile="true">
      <number:currency-symbol number:language="nl" number:country="NL">fl</number:currency-symbol>
      <number:text> </number:text>
      <number:number number:decimal-places="2" number:min-decimal-places="2" number:min-integer-digits="1" number:grouping="true"/>
    </number:currency-style>
    <number:currency-style style:name="N153">
      <number:currency-symbol number:language="nl" number:country="NL">fl</number:currency-symbol>
      <number:text> </number:text>
      <number:number number:decimal-places="2" number:min-decimal-places="2" number:min-integer-digits="1" number:grouping="true"/>
      <number:text>-</number:text>
      <style:map style:condition="value()&gt;=0" style:apply-style-name="N153P0"/>
    </number:currency-style>
    <number:date-style style:name="N154">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56P0" style:volatile="true">
      <number:number number:decimal-places="2" number:min-decimal-places="2" number:min-integer-digits="1" number:grouping="true"/>
      <number:text> </number:text>
    </number:number-style>
    <number:number-style style:name="N156">
      <number:text>(</number:text>
      <number:number number:decimal-places="2" number:min-decimal-places="2" number:min-integer-digits="1" number:grouping="true"/>
      <number:text>)</number:text>
      <style:map style:condition="value()&gt;=0" style:apply-style-name="N156P0"/>
    </number:number-style>
    <number:date-style style:name="N157">
      <number:month number:style="long" number:textual="true"/>
      <number:text> </number:text>
      <number:year number:style="long"/>
    </number:date-style>
    <number:currency-style style:name="N158P0" style:volatile="true">
      <number:currency-symbol number:language="bvx" number:country="CG">CFA</number:currency-symbol>
      <number:text> </number:text>
      <number:number number:decimal-places="2" number:min-decimal-places="2" number:min-integer-digits="1" number:grouping="true"/>
    </number:currency-style>
    <number:currency-style style:name="N15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58P0"/>
    </number:currency-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month number:calendar="jewish" number:style="long" number:textual="true"/>
      <number:text> </number:text>
      <number:day number:calendar="jewish"/>
      <number:text> </number:text>
      <number:year number:calendar="jewish" number:style="long"/>
    </number:date-style>
    <number:date-style style:name="N161">
      <number:day number:calendar="jewish"/>
      <number:text> </number:text>
      <number:month number:calendar="jewish" number:style="long" number:textual="true"/>
      <number:text> </number:text>
      <number:year number:calendar="jewish" number:style="long"/>
    </number:date-style>
    <number:number-style style:name="N163P0" style:volatile="true">
      <number:number number:decimal-places="0" number:min-decimal-places="0" number:min-integer-digits="1" number:grouping="true"/>
      <number:text> </number:text>
    </number:number-style>
    <number:number-style style:name="N163">
      <number:text>(</number:text>
      <number:number number:decimal-places="0" number:min-decimal-places="0" number:min-integer-digits="1" number:grouping="true"/>
      <number:text>)</number:text>
      <style:map style:condition="value()&gt;=0" style:apply-style-name="N163P0"/>
    </number:number-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07" number:language="vi" number:country="VN">
      <number:year number:style="long"/>
    </number:date-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ns42: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ns42: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What’s new in LibreOffice Writer 24.2 Community?</text:chapter> | <text:page-number text:select-page="current">9</text:page-number></text:p>
      </style:footer>
      <style:footer-left>
        <text:p text:style-name="Footer"><text:page-number text:select-page="current">8</text:page-number><text:s/>| <text:title>Prefa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Preface</text:title><text:s/>| <text:page-number text:select-page="current">3</text:page-number></text:p>
      </style:footer>
      <style:footer-left>
        <text:p text:style-name="Footer"><text:page-number text:select-page="current">4</text:page-number>| <text:title>Preface</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loext="urn:org:documentfoundation:names:experimental:office:xmlns:loext:1.0" xmlns:ns42="http://openoffice.org/2009/office"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meta>
    <meta:creation-date>2023-12-27T16:34:05.295537842</meta:creation-date>
    <meta:editing-duration>P0D</meta:editing-duration>
    <meta:editing-cycles>1</meta:editing-cycles>
    <dc:title>Preface</dc:title>
    <meta:document-statistic meta:table-count="4" meta:image-count="1" meta:object-count="0" meta:page-count="9" meta:paragraph-count="176" meta:word-count="2509" meta:character-count="16646" meta:non-whitespace-character-count="14335"/>
    <meta:user-defined meta:name="Guide Name">Writer Guide</meta:user-defined>
    <meta:user-defined meta:name="LibreOffice Version">24.2</meta:user-defined>
    <meta:user-defined meta:name="Month">January</meta:user-defined>
    <meta:user-defined meta:name="Year">2024</meta:user-defined>
    <meta:template xlink:type="simple" xlink:actuate="onRequest" xlink:title="LibreOffice24-Template" xlink:href="../../../../Application%20Support/LibreOfficeDev/4/user/template/LibreOffice24-Template.ott" meta:date="2023-12-27T16:34:04.934201607"/>
    <meta:generator>ODFPY/1.4.1</meta:generator>
  </office:meta>
</office:document-meta>
</file>